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FreeSans1" fo:font-size="12pt" style:font-size-asian="12pt" style:font-size-complex="12pt"/>
    </style:style>
    <style:style style:name="P6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FreeSans" fo:font-size="14pt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4pt" style:font-size-asian="14pt" style:font-name-complex="Times New Roman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16pt" fo:font-weight="bold" style:font-size-asian="16pt" style:font-weight-asian="bold" style:font-name-complex="Times New Roman" style:font-size-complex="16pt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FreeSans" fo:font-size="14pt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FreeSans" style:font-name-asian="Times New Roman" style:font-name-complex="Times New Roman"/>
    </style:style>
    <style:style style:name="P16" style:family="paragraph" style:parent-style-name="Standard">
      <style:paragraph-properties fo:margin-top="0cm" fo:margin-bottom="0cm" fo:line-height="100%" fo:text-align="end" style:justify-single-word="false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</style:style>
    <style:style style:name="P18" style:family="paragraph" style:parent-style-name="Standard">
      <style:paragraph-properties fo:margin-left="9.991cm" fo:margin-right="0cm" fo:margin-top="0cm" fo:margin-bottom="0cm" fo:line-height="100%" fo:text-align="end" style:justify-single-word="false" fo:text-indent="1.249cm" style:auto-text-indent="false"/>
      <style:text-properties fo:color="#000000" style:font-name="FreeSans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left="9.991cm" fo:margin-right="0cm" fo:margin-top="0cm" fo:margin-bottom="0cm" fo:line-height="100%" fo:text-align="end" style:justify-single-word="false" fo:text-indent="1.249cm" style:auto-text-indent="false"/>
    </style:style>
    <style:style style:name="P20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style:font-size-asian="14pt" style:font-name-complex="Times New Roman" style:font-size-complex="14pt"/>
    </style:style>
    <style:style style:name="T1" style:family="text">
      <style:text-properties style:font-name="FreeSans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000000" style:font-name="FreeSans" fo:font-size="14pt" style:font-name-asian="Times New Roman" style:font-size-asian="14pt" style:font-name-complex="Times New Roman" style:font-size-complex="14pt" loext:opacity="100%"/>
    </style:style>
    <style:style style:name="T4" style:family="text">
      <style:text-properties fo:color="#000000" style:font-name="FreeSans" fo:font-size="14pt" fo:language="en" fo:country="US" fo:background-color="#ffffff" style:font-name-asian="Times New Roman" style:font-size-asian="14pt" style:language-asian="ru" style:country-asian="RU" style:font-name-complex="Times New Roman" style:font-size-complex="14pt" loext:opacity="100%" loext:char-shading-value="0"/>
    </style:style>
    <style:style style:name="T5" style:family="text">
      <style:text-properties fo:color="#000000" style:font-name="FreeSans" fo:font-size="14pt" fo:language="en" fo:country="US" style:font-name-asian="Times New Roman" style:font-size-asian="14pt" style:font-name-complex="Times New Roman" style:font-size-complex="14pt" loext:opacity="100%"/>
    </style:style>
    <style:style style:name="T6" style:family="text">
      <style:text-properties fo:color="#000000" style:font-name="FreeSans" fo:font-size="14pt" fo:language="en" fo:country="US" style:font-name-asian="Times New Roman" style:font-size-asian="14pt" style:language-asian="ru" style:country-asian="RU" style:font-name-complex="Times New Roman" style:font-size-complex="14pt" loext:opacity="100%"/>
    </style:style>
    <style:style style:name="T7" style:family="text">
      <style:text-properties fo:color="#000000" style:font-name="FreeSans" fo:font-size="14pt" fo:background-color="#ffffff" style:font-name-asian="Times New Roman" style:font-size-asian="14pt" style:font-name-complex="Times New Roman" style:font-size-complex="14pt" loext:opacity="100%" loext:char-shading-value="0"/>
    </style:style>
    <style:style style:name="T8" style:family="text">
      <style:text-properties fo:color="#000000" style:font-name="FreeSans" fo:font-size="14pt" fo:background-color="#ffffff" style:font-name-asian="Times New Roman" style:font-size-asian="14pt" style:font-name-complex="Times New Roman" style:font-size-complex="14pt" loext:opacity="100%" loext:char-shading-value="0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1"/>
      <text:p text:style-name="P11">Московский Авиационный Институт</text:p>
      <text:p text:style-name="P11">(Национальный Исследовательский Университет)</text:p>
      <text:p text:style-name="P11"/>
      <text:p text:style-name="P11">Факультет информационных технологий и прикладной математики</text:p>
      <text:p text:style-name="P11">Кафедра вычислительной математики и программирования</text:p>
      <text:p text:style-name="P9"/>
      <text:p text:style-name="P9"/>
      <text:p text:style-name="P13"><text:span text:style-name="T1">Лабораторная работа №</text:span><text:span text:style-name="T1">2</text:span><text:span text:style-name="T1"> по курсу</text:span><text:span text:style-name="T2"> </text:span></text:p>
      <text:p text:style-name="P10">«Операционные системы»</text:p>
      <text:p text:style-name="P8"><text:tab/></text:p>
      <text:p text:style-name="P12">Управление потоками в ос</text:p>
      <text:p text:style-name="P14"/>
      <text:p text:style-name="P14"/>
      <text:p text:style-name="P14"/>
      <text:p text:style-name="P14"/>
      <text:p text:style-name="P1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<text:span text:style-name="T3">Студент: </text:span><text:span text:style-name="T4">Модин-Глазков Богдан Арсеньевич</text:span></text:p>
      <text:p text:style-name="P19"><text:span text:style-name="T3">Группа: М8О–212Б–</text:span><text:span text:style-name="T5">22</text:span></text:p>
      <text:p text:style-name="P19"><text:span text:style-name="T3">Вариант: </text:span><text:span text:style-name="T7">1</text:span><text:span text:style-name="T7">1</text:span></text:p>
      <text:p text:style-name="P14">Преподаватель: Соколов Андрей Алексеевич</text:p>
      <text:p text:style-name="P14">Оценка: __________ </text:p>
      <text:p text:style-name="P14">Дата: __________</text:p>
      <text:p text:style-name="P14">Подпись: __________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7"><text:span text:style-name="T3">Москва, 20</text:span><text:span text:style-name="T6">23</text:span></text:p>
      <text:p text:style-name="P3">Постановка задачи</text:p>
      <text:p text:style-name="P4">Цель работы</text:p>
      <text:p text:style-name="P1">Приобретение практических навыков в:</text:p>
      <text:p text:style-name="P1"><text:s text:c="4"/>1. Управление потоками в ОС;</text:p>
      <text:p text:style-name="P1"><text:s text:c="4"/>2. Обеспечение синхронизации между потоками.</text:p>
      <text:p text:style-name="P1"/>
      <text:p text:style-name="P4">Задание</text:p>
      <text:p text:style-name="P1">Составить программу на языке Си(C++), обрабатывающую данные в многопоточном режиме. При <text:s/>обработки использовать стандартные средства создания потоков операционной системы <text:s/>(Windows/Unix). Ограничение максимального количества потоков, работающих в один момент <text:s/>времени, должно быть задано ключом запуска вашей программы. Так же необходимо уметь продемонстрировать количество потоков, используемое вашей <text:s/>программой с помощью стандартных средств операционной системы. В отчете привести исследование зависимости ускорения и эффективности алгоритма от входных <text:s/>данных и количества потоков. Получившиеся результаты необходимо объяснить.</text:p>
      <text:p text:style-name="P1"/>
      <text:p text:style-name="P4">Вариант 11</text:p>
      <text:p text:style-name="P1">Наложить K раз медианный фильтр на матрицу, состоящую из целых чисел. Размер окна задается пользователем</text:p>
      <text:p text:style-name="P1"/>
      <text:p text:style-name="P3">Общие сведения о программе</text:p>
      <text:p text:style-name="P1">Программа компилируется из файла main.c. Также используется <text:s/>файлы: erosion.cpp, increase.cpp . Также используется заголовочные файлы: iostream, fstream, vector, thread, chrono.</text:p>
      <text:p text:style-name="P1"><text:s/>• thread erosion_thread() – создание потока.</text:p>
      <text:p text:style-name="P1"><text:s/>• erosion_thread.join() – ожидание потока и его завершение.</text:p>
      <text:p text:style-name="P1"><text:soft-page-break/><text:s/>• thread::hardware_concurrency() - возвращает приблизительное количество потоков, поддерживаемое аппаратной частью компьютера.</text:p>
      <text:p text:style-name="P1"><text:s/>• chrono::steady_clock::now() <text:s/>- получение текущего времени.</text:p>
      <text:p text:style-name="P1"><text:s/>• duration.count() - получение числового значения длительности времени в ее базовой единице измерения. </text:p>
      <text:p text:style-name="P1"/>
      <text:p text:style-name="P3">Общий метод и алгоритм решения.</text:p>
      <text:p text:style-name="P1">Для реализации поставленной задачи необходимо:</text:p>
      <text:p text:style-name="P1"><text:s text:c="4"/>1. Изучить принципы работы с потоками</text:p>
      <text:p text:style-name="P1"><text:s text:c="4"/>2. Написать основную программу main.</text:p>
      <text:p text:style-name="P1"><text:s text:c="4"/>3. Реализовать медианный фильтр .</text:p>
      <text:p text:style-name="P1"><text:s text:c="4"/>4. Создать тесты.</text:p>
      <text:p text:style-name="P1"/>
      <text:p text:style-name="P2"><text:s text:c="17"/><text:span text:style-name="T9">Основные файлы программы</text:span></text:p>
      <text:p text:style-name="P4">Main.cpp</text:p>
      <text:p text:style-name="P6">#include &lt;iostream&gt;</text:p>
      <text:p text:style-name="P6">#include &lt;fstream&gt;</text:p>
      <text:p text:style-name="P6">#include &lt;vector&gt;</text:p>
      <text:p text:style-name="P6">#include &lt;thread&gt;</text:p>
      <text:p text:style-name="P6">#include &lt;chrono&gt;</text:p>
      <text:p text:style-name="P6">#include &lt;algorithm&gt; // Для использования функции std::nth_element</text:p>
      <text:p text:style-name="P6"/>
      <text:p text:style-name="P6">using namespace std;</text:p>
      <text:p text:style-name="P6"/>
      <text:p text:style-name="P6">// Медианный фильтр</text:p>
      <text:p text:style-name="P6">void medianFilter(vector&lt;vector&lt;double&gt;&gt;&amp; matrix, int K);</text:p>
      <text:p text:style-name="P6"/>
      <text:p text:style-name="P6">// Функция печати итоговой матрицы</text:p>
      <text:p text:style-name="P6">void print(const vector&lt;vector&lt;double&gt;&gt;&amp; matrix) {</text:p>
      <text:p text:style-name="P6"><text:s text:c="4"/>int rows = matrix.size();</text:p>
      <text:p text:style-name="P6"><text:s text:c="4"/>int cols = matrix[0].size();</text:p>
      <text:p text:style-name="P6"/>
      <text:p text:style-name="P6"><text:s text:c="4"/>for (int i = 0; i &lt; rows; i++) {</text:p>
      <text:p text:style-name="P6"><text:s text:c="8"/>for (int j = 0; j &lt; cols; j++) {</text:p>
      <text:p text:style-name="P6"><text:s text:c="12"/>cout &lt;&lt; matrix[i][j] &lt;&lt; " ";</text:p>
      <text:p text:style-name="P6"><text:s text:c="8"/>}</text:p>
      <text:p text:style-name="P6"><text:s text:c="8"/>cout &lt;&lt; endl;</text:p>
      <text:p text:style-name="P6"><text:s text:c="4"/>}</text:p>
      <text:p text:style-name="P6"><text:s text:c="4"/>cout &lt;&lt; endl;</text:p>
      <text:p text:style-name="P6">}</text:p>
      <text:p text:style-name="P6"/>
      <text:p text:style-name="P6"><text:soft-page-break/>int main(int argc, char* argv[]) {</text:p>
      <text:p text:style-name="P6"><text:s text:c="4"/></text:p>
      <text:p text:style-name="P6"><text:s text:c="4"/>cout &lt;&lt; "Максимально возможное количество потоков: " &lt;&lt; thread::hardware_concurrency() &lt;&lt; "\n";</text:p>
      <text:p text:style-name="P6"><text:s text:c="4"/></text:p>
      <text:p text:style-name="P6"><text:s text:c="4"/>if (atoi(argv[2]) &gt; 15 || atoi(argv[2]) &lt;= 0) {</text:p>
      <text:p text:style-name="P6"><text:s text:c="8"/>cout &lt;&lt; "Заданное число потоков не может быть использовано." &lt;&lt; "\n";</text:p>
      <text:p text:style-name="P6"><text:s text:c="8"/>return 1;</text:p>
      <text:p text:style-name="P6"><text:s text:c="4"/>}</text:p>
      <text:p text:style-name="P6"/>
      <text:p text:style-name="P6"><text:s text:c="4"/>string path {"../tests/"};</text:p>
      <text:p text:style-name="P6"><text:s text:c="4"/>string name {argv[1]};</text:p>
      <text:p text:style-name="P6"><text:s text:c="4"/>path += name;</text:p>
      <text:p text:style-name="P6"><text:s text:c="4"/>const int Max = atoi(argv[2]);</text:p>
      <text:p text:style-name="P6"><text:s text:c="4"/>int rows, cols;</text:p>
      <text:p text:style-name="P6"><text:s text:c="4"/>string filename = path;</text:p>
      <text:p text:style-name="P6"><text:s text:c="4"/>int K;</text:p>
      <text:p text:style-name="P6"><text:s text:c="4"/>cout &lt;&lt; "Введите количество раз для наложения фильтров: ";</text:p>
      <text:p text:style-name="P6"><text:s text:c="4"/>cin &gt;&gt; K;</text:p>
      <text:p text:style-name="P6"><text:s text:c="4"/>cout &lt;&lt; "\n";</text:p>
      <text:p text:style-name="P6"/>
      <text:p text:style-name="P6"><text:s text:c="4"/>// Начало отсчета времени</text:p>
      <text:p text:style-name="P6"><text:s text:c="4"/>chrono::steady_clock::time_point start_time = chrono::steady_clock::now();</text:p>
      <text:p text:style-name="P6"/>
      <text:p text:style-name="P6"><text:s text:c="4"/>ifstream input(filename);</text:p>
      <text:p text:style-name="P6"><text:s text:c="4"/>if (!input.is_open()) {</text:p>
      <text:p text:style-name="P6"><text:s text:c="8"/>cout &lt;&lt; "Ошибка открытия файла. " &lt;&lt; "\n";</text:p>
      <text:p text:style-name="P6"><text:s text:c="8"/>return 1;</text:p>
      <text:p text:style-name="P6"><text:s text:c="4"/>}</text:p>
      <text:p text:style-name="P6"><text:s text:c="4"/></text:p>
      <text:p text:style-name="P6"><text:s text:c="4"/>input &gt;&gt; rows &gt;&gt; cols;</text:p>
      <text:p text:style-name="P6"><text:s text:c="4"/>vector&lt;vector&lt;double&gt;&gt; matrix(rows, vector&lt;double&gt;(cols));</text:p>
      <text:p text:style-name="P6"><text:s text:c="4"/>for (int i = 0; i &lt; rows; i++) {</text:p>
      <text:p text:style-name="P6"><text:s text:c="8"/>for (int j = 0; j &lt; cols; j++) {</text:p>
      <text:p text:style-name="P6"><text:s text:c="12"/>input &gt;&gt; matrix[i][j];</text:p>
      <text:p text:style-name="P6"><text:s text:c="8"/>}</text:p>
      <text:p text:style-name="P6"><text:s text:c="4"/>}</text:p>
      <text:p text:style-name="P6"/>
      <text:p text:style-name="P6"><text:s text:c="4"/>input.close();</text:p>
      <text:p text:style-name="P6"/>
      <text:p text:style-name="P6"><text:s text:c="4"/>vector&lt;vector&lt;double&gt;&gt; result_matrix = matrix;</text:p>
      <text:p text:style-name="P6"/>
      <text:p text:style-name="P6"><text:s text:c="4"/>cout &lt;&lt; "ID потока main.cpp: " &lt;&lt; this_thread::get_id() &lt;&lt; "\n";</text:p>
      <text:p text:style-name="P6"/>
      <text:p text:style-name="P6"><text:s text:c="4"/>// Создаем вектор потоков</text:p>
      <text:p text:style-name="P6"><text:s text:c="4"/>vector&lt;thread&gt; threads;</text:p>
      <text:p text:style-name="P6"/>
      <text:p text:style-name="P6"><text:s text:c="4"/>// Работа с единственным потоком</text:p>
      <text:p text:style-name="P6"><text:s text:c="4"/>if (Max == 1) {</text:p>
      <text:p text:style-name="P6"><text:s text:c="8"/>medianFilter(result_matrix, K);</text:p>
      <text:p text:style-name="P6"><text:s text:c="4"/>}</text:p>
      <text:p text:style-name="P6"/>
      <text:p text:style-name="P6"><text:soft-page-break/><text:s text:c="4"/>// Создаем потоки (если необходимо)</text:p>
      <text:p text:style-name="P6"><text:s text:c="4"/>for (int i = 1; i &lt; Max; ++i) {</text:p>
      <text:p text:style-name="P6"><text:s text:c="8"/>threads.emplace_back(medianFilter, ref(result_matrix), K);</text:p>
      <text:p text:style-name="P6"><text:s text:c="4"/>}</text:p>
      <text:p text:style-name="P6"><text:s text:c="4"/>// Дождаться завершения всех потоков</text:p>
      <text:p text:style-name="P6"><text:s text:c="4"/>for (auto&amp; thread : threads) {</text:p>
      <text:p text:style-name="P6"><text:s text:c="8"/>thread.join();</text:p>
      <text:p text:style-name="P6"><text:s text:c="4"/>}</text:p>
      <text:p text:style-name="P6"/>
      <text:p text:style-name="P6"><text:s text:c="4"/>cout &lt;&lt; "Исходная матрица:\n";</text:p>
      <text:p text:style-name="P6"><text:s text:c="4"/>print(matrix);</text:p>
      <text:p text:style-name="P6"/>
      <text:p text:style-name="P6"><text:s text:c="4"/>cout &lt;&lt; "Матрица после наложения " &lt;&lt; K &lt;&lt; " раз медианного фильтра: \n";</text:p>
      <text:p text:style-name="P6"><text:s text:c="4"/>print(result_matrix);</text:p>
      <text:p text:style-name="P6"/>
      <text:p text:style-name="P6"><text:s text:c="4"/>// Конец отсчета времени</text:p>
      <text:p text:style-name="P6"><text:s text:c="4"/>chrono::steady_clock::time_point end_time = chrono::steady_clock::now();</text:p>
      <text:p text:style-name="P6"><text:s text:c="4"/>chrono::microseconds duration = chrono::duration_cast&lt;chrono::microseconds&gt;(end_time - start_time);</text:p>
      <text:p text:style-name="P6"><text:s text:c="4"/></text:p>
      <text:p text:style-name="P6"><text:s text:c="4"/>cout &lt;&lt; "Время работы программы: " &lt;&lt; duration.count() &lt;&lt; " микросекунд. " &lt;&lt; "\n";</text:p>
      <text:p text:style-name="P6"/>
      <text:p text:style-name="P6"><text:s text:c="4"/>return 0;</text:p>
      <text:p text:style-name="P6">}</text:p>
      <text:p text:style-name="P6"/>
      <text:p text:style-name="P4">medianfilter.cpp</text:p>
      <text:p text:style-name="P6">#include &lt;vector&gt;</text:p>
      <text:p text:style-name="P6">#include &lt;iostream&gt;</text:p>
      <text:p text:style-name="P6">#include &lt;algorithm&gt; </text:p>
      <text:p text:style-name="P6">#include &lt;thread&gt;</text:p>
      <text:p text:style-name="P6"/>
      <text:p text:style-name="P6">using namespace std;</text:p>
      <text:p text:style-name="P6"/>
      <text:p text:style-name="P6">void medianFilter(vector&lt;vector&lt;double&gt;&gt;&amp; matrix, int K) {</text:p>
      <text:p text:style-name="P6"/>
      <text:p text:style-name="P6"><text:s text:c="4"/>cout &lt;&lt; "ID потока medianFilter.cpp: " &lt;&lt; this_thread::get_id() &lt;&lt; "\n";</text:p>
      <text:p text:style-name="P6"/>
      <text:p text:style-name="P6"><text:s text:c="4"/>int rows = matrix.size();</text:p>
      <text:p text:style-name="P6"><text:s text:c="4"/>int cols = matrix[0].size();</text:p>
      <text:p text:style-name="P6"/>
      <text:p text:style-name="P6"><text:s text:c="4"/>for (int k = 0; k &lt; K; k++) {</text:p>
      <text:p text:style-name="P6"/>
      <text:p text:style-name="P6"><text:s text:c="8"/>vector&lt;vector&lt;double&gt;&gt; new_matrix(rows, vector&lt;double&gt;(cols));</text:p>
      <text:p text:style-name="P6"/>
      <text:p text:style-name="P6"><text:s text:c="8"/>for (int i = 0; i &lt; rows; i++) {</text:p>
      <text:p text:style-name="P6"><text:s text:c="12"/>for (int j = 0; j &lt; cols; j++) {</text:p>
      <text:p text:style-name="P6"/>
      <text:p text:style-name="P6"><text:s text:c="16"/>vector&lt;double&gt; values;</text:p>
      <text:p text:style-name="P6"/>
      <text:p text:style-name="P6"><text:s text:c="16"/>for (int ii = -1; ii &lt;= 1; ii++) {</text:p>
      <text:p text:style-name="P6"><text:s text:c="20"/>for (int jj = -1; jj &lt;= 1; jj++) {</text:p>
      <text:p text:style-name="P6"/>
      <text:p text:style-name="P6"><text:soft-page-break/><text:s text:c="24"/>if (i + ii &gt;= 0 &amp;&amp; i + ii &lt; rows &amp;&amp; j + jj &gt;= 0 &amp;&amp; j + jj &lt; cols) {</text:p>
      <text:p text:style-name="P6"><text:s text:c="28"/>values.push_back(matrix[i + ii][j + jj]);</text:p>
      <text:p text:style-name="P6"><text:s text:c="24"/>}</text:p>
      <text:p text:style-name="P6"><text:s text:c="20"/>}</text:p>
      <text:p text:style-name="P6"><text:s text:c="16"/>}</text:p>
      <text:p text:style-name="P6"/>
      <text:p text:style-name="P6"><text:s text:c="16"/>// Сортировка для нахождения медианы</text:p>
      <text:p text:style-name="P6"><text:s text:c="16"/>if (values.size() % 2 == 0) {</text:p>
      <text:p text:style-name="P6"><text:s text:c="20"/>nth_element(values.begin(), values.begin() + values.size() / 2, values.end());</text:p>
      <text:p text:style-name="P6"><text:s text:c="20"/>new_matrix[i][j] = values[values.size() / 2];</text:p>
      <text:p text:style-name="P6"><text:s text:c="16"/>} else {</text:p>
      <text:p text:style-name="P6"><text:s text:c="20"/>nth_element(values.begin(), values.begin() + values.size() / 2, values.end());</text:p>
      <text:p text:style-name="P6"><text:s text:c="20"/>double median1 = values[values.size() / 2];</text:p>
      <text:p text:style-name="P6"><text:s text:c="20"/>nth_element(values.begin(), values.begin() + values.size() / 2 + 1, values.end());</text:p>
      <text:p text:style-name="P6"><text:s text:c="20"/>double median2 = values[values.size() / 2];</text:p>
      <text:p text:style-name="P6"><text:s text:c="20"/>new_matrix[i][j] = (median1 + median2) / 2.0;</text:p>
      <text:p text:style-name="P6"><text:s text:c="16"/>}</text:p>
      <text:p text:style-name="P6"><text:s text:c="12"/>}</text:p>
      <text:p text:style-name="P6"><text:s text:c="8"/>}</text:p>
      <text:p text:style-name="P6"/>
      <text:p text:style-name="P6"><text:s text:c="8"/>matrix = new_matrix;</text:p>
      <text:p text:style-name="P6"><text:s text:c="4"/>}</text:p>
      <text:p text:style-name="P6">}</text:p>
      <text:p text:style-name="P4">CmakeLists.txt</text:p>
      <text:p text:style-name="P6">cmake_minimum_required(VERSION 3.10)</text:p>
      <text:p text:style-name="P6">project(lab2)</text:p>
      <text:p text:style-name="P6">set(CMAKE_CXX_STANDARD 17)</text:p>
      <text:p text:style-name="P6">set(CMAKE_CXX_STANDARD_REQUIRED ON)</text:p>
      <text:p text:style-name="P6"/>
      <text:p text:style-name="P6">add_executable(main main2.cpp medianfilter.cpp)</text:p>
      <text:p text:style-name="P5"/>
      <text:p text:style-name="P3">Тесты</text:p>
      <text:p text:style-name="P7">test_1</text:p>
      <text:p text:style-name="P5">3 3</text:p>
      <text:p text:style-name="P5">1 2 3</text:p>
      <text:p text:style-name="P5">4 5 6</text:p>
      <text:p text:style-name="P5">7 8 9</text:p>
      <text:p text:style-name="P5"/>
      <text:p text:style-name="P7">test_2</text:p>
      <text:p text:style-name="P5">4 4</text:p>
      <text:p text:style-name="P5">2 3 4 5</text:p>
      <text:p text:style-name="P5">8 9 10 11</text:p>
      <text:p text:style-name="P5">1 2 3 4</text:p>
      <text:p text:style-name="P5">4 5 6 8</text:p>
      <text:p text:style-name="P5"><text:soft-page-break/></text:p>
      <text:p text:style-name="P7">test_3</text:p>
      <text:p text:style-name="P5">8 6</text:p>
      <text:p text:style-name="P5">2 4 6 78 0 9</text:p>
      <text:p text:style-name="P5">-1 33 44 56.8 12345 98.6</text:p>
      <text:p text:style-name="P5">-34 23 7654 1 34 96.5</text:p>
      <text:p text:style-name="P5">56 78 90 54 55.0 6543</text:p>
      <text:p text:style-name="P5">2 4 6 78 0 9</text:p>
      <text:p text:style-name="P5">56 78 90 54 55.0 6543</text:p>
      <text:p text:style-name="P5">-1 33 44 56.8 411 98.6</text:p>
      <text:p text:style-name="P5">-34 23 0 1 34 96.5</text:p>
      <text:p text:style-name="P5"/>
      <text:p text:style-name="P1"/>
      <text:p text:style-name="P3">Пример работы</text:p>
      <text:p text:style-name="P1"/>
      <text:p text:style-name="P1">zhavkk@zhavkk:~/OSlabs/lab2/src$ ./main 1.txt 3</text:p>
      <text:p text:style-name="P1">Максимально возможное количество потоков: 16</text:p>
      <text:p text:style-name="P1">Введите количество раз для наложения фильтров: 3</text:p>
      <text:p text:style-name="P1"/>
      <text:p text:style-name="P1">ID потока main.cpp: 140437376263104</text:p>
      <text:p text:style-name="P1">ID потока medianFilter.cpp: 140437369124416</text:p>
      <text:p text:style-name="P1">ID потока medianFilter.cpp: 140437360731712</text:p>
      <text:p text:style-name="P1">Исходная матрица:</text:p>
      <text:p text:style-name="P1">1 2 3 </text:p>
      <text:p text:style-name="P1">4 5 6 </text:p>
      <text:p text:style-name="P1">7 8 9 </text:p>
      <text:p text:style-name="P1"/>
      <text:p text:style-name="P1">Матрица после наложения 3 раз медианного фильтра: </text:p>
      <text:p text:style-name="P1">5 5 5 </text:p>
      <text:p text:style-name="P1">5 5 6 </text:p>
      <text:p text:style-name="P1">7 7 7 </text:p>
      <text:p text:style-name="P1"/>
      <text:p text:style-name="P1"><text:soft-page-break/>Время работы программы: 1201 микросекунд. </text:p>
      <text:p text:style-name="P1">zhavkk@zhavkk:~/OSlabs/lab2/src$ ./main 1.txt 5</text:p>
      <text:p text:style-name="P1">Максимально возможное количество потоков: 16</text:p>
      <text:p text:style-name="P1">Введите количество раз для наложения фильтров: 5</text:p>
      <text:p text:style-name="P1"/>
      <text:p text:style-name="P1">ID потока main.cpp: 139648991265728</text:p>
      <text:p text:style-name="P1">ID потока medianFilter.cpp: 139648984675904</text:p>
      <text:p text:style-name="P1">ID потока medianFilter.cpp: 139648976283200</text:p>
      <text:p text:style-name="P1">ID потока medianFilter.cpp: 139648833672768</text:p>
      <text:p text:style-name="P1">ID потока medianFilter.cpp: 139648967890496</text:p>
      <text:p text:style-name="P1">Исходная матрица:</text:p>
      <text:p text:style-name="P1">1 2 3 </text:p>
      <text:p text:style-name="P1">4 5 6 </text:p>
      <text:p text:style-name="P1">7 8 9 </text:p>
      <text:p text:style-name="P1"/>
      <text:p text:style-name="P1">Матрица после наложения 5 раз медианного фильтра: </text:p>
      <text:p text:style-name="P1">5 5 5 </text:p>
      <text:p text:style-name="P1">5 5 6 </text:p>
      <text:p text:style-name="P1">7 7 7 </text:p>
      <text:p text:style-name="P1"/>
      <text:p text:style-name="P1">Время работы программы: 1512 микросекунд. </text:p>
      <text:p text:style-name="P1">zhavkk@zhavkk:~/OSlabs/lab2/src$ ./main 2.txt 5</text:p>
      <text:p text:style-name="P1">Максимально возможное количество потоков: 16</text:p>
      <text:p text:style-name="P1">Введите количество раз для наложения фильтров: 13</text:p>
      <text:p text:style-name="P1"/>
      <text:p text:style-name="P1">ID потока main.cpp: 139826788520896</text:p>
      <text:p text:style-name="P1">ID потока medianFilter.cpp: 139826781222464</text:p>
      <text:p text:style-name="P1">ID потока medianFilter.cpp: 139826772829760</text:p>
      <text:p text:style-name="P1">ID потока medianFilter.cpp: 139826630219328</text:p>
      <text:p text:style-name="P1">ID потока medianFilter.cpp: 139826686850624</text:p>
      <text:p text:style-name="P1"><text:soft-page-break/>Исходная матрица:</text:p>
      <text:p text:style-name="P1">2 3 4 5 </text:p>
      <text:p text:style-name="P1">8 9 10 11 </text:p>
      <text:p text:style-name="P1">1 2 3 4 </text:p>
      <text:p text:style-name="P1">4 5 6 8 </text:p>
      <text:p text:style-name="P1"/>
      <text:p text:style-name="P1">Матрица после наложения 13 раз медианного фильтра: </text:p>
      <text:p text:style-name="P1">8 8 8 8 </text:p>
      <text:p text:style-name="P1">5 5 5 8 </text:p>
      <text:p text:style-name="P1">5 5 5 5 </text:p>
      <text:p text:style-name="P1">5 5 5 5 </text:p>
      <text:p text:style-name="P1"/>
      <text:p text:style-name="P1">Время работы программы: 2191 микросекунд. </text:p>
      <text:p text:style-name="P1">zhavkk@zhavkk:~/OSlabs/lab2/src$ ./main 2.txt 2</text:p>
      <text:p text:style-name="P1">Максимально возможное количество потоков: 16</text:p>
      <text:p text:style-name="P1">Введите количество раз для наложения фильтров: 3</text:p>
      <text:p text:style-name="P1"/>
      <text:p text:style-name="P1">ID потока main.cpp: 140171373421504</text:p>
      <text:p text:style-name="P1">ID потока medianFilter.cpp: 140171366364736</text:p>
      <text:p text:style-name="P1">Исходная матрица:</text:p>
      <text:p text:style-name="P1">2 3 4 5 </text:p>
      <text:p text:style-name="P1">8 9 10 11 </text:p>
      <text:p text:style-name="P1">1 2 3 4 </text:p>
      <text:p text:style-name="P1">4 5 6 8 </text:p>
      <text:p text:style-name="P1"/>
      <text:p text:style-name="P1">Матрица после наложения 3 раз медианного фильтра: </text:p>
      <text:p text:style-name="P1">8 8 8 8 </text:p>
      <text:p text:style-name="P1">5 4.5 5 8 </text:p>
      <text:p text:style-name="P1">4.5 4.75 5 5 </text:p>
      <text:p text:style-name="P1">4 5 5 5 </text:p>
      <text:p text:style-name="P1"><text:soft-page-break/></text:p>
      <text:p text:style-name="P1">Время работы программы: 1193 микросекунд. </text:p>
      <text:p text:style-name="P1">zhavkk@zhavkk:~/OSlabs/lab2/src$ ./main 3.txt 2</text:p>
      <text:p text:style-name="P1">Максимально возможное количество потоков: 16</text:p>
      <text:p text:style-name="P1">Введите количество раз для наложения фильтров: 3</text:p>
      <text:p text:style-name="P1"/>
      <text:p text:style-name="P1">ID потока main.cpp: 140349507728320</text:p>
      <text:p text:style-name="P1">ID потока medianFilter.cpp: 140349500552768</text:p>
      <text:p text:style-name="P1">Исходная матрица:</text:p>
      <text:p text:style-name="P1">2 4 6 78 0 9 </text:p>
      <text:p text:style-name="P1">-1 33 44 56.8 12345 98.6 </text:p>
      <text:p text:style-name="P1">-34 23 7654 1 34 96.5 </text:p>
      <text:p text:style-name="P1">56 78 90 54 55 6543 </text:p>
      <text:p text:style-name="P1">2 4 6 78 0 9 </text:p>
      <text:p text:style-name="P1">56 78 90 54 55 6543 </text:p>
      <text:p text:style-name="P1">-1 33 44 56.8 411 98.6 </text:p>
      <text:p text:style-name="P1">-34 23 0 1 34 96.5 </text:p>
      <text:p text:style-name="P1"/>
      <text:p text:style-name="P1">Матрица после наложения 3 раз медианного фильтра: </text:p>
      <text:p text:style-name="P1">6 12.75 39 44 78 96.5 </text:p>
      <text:p text:style-name="P1">12.75 13.125 22.875 36.1 48.45 78 </text:p>
      <text:p text:style-name="P1">23 18.25 33.475 37 48.45 55 </text:p>
      <text:p text:style-name="P1">33 33 33.475 37.475 50.625 55 </text:p>
      <text:p text:style-name="P1">33 33.125 35.75 41.125 55 55 </text:p>
      <text:p text:style-name="P1">33 31.875 33.125 41 55 55.9 </text:p>
      <text:p text:style-name="P1">23 23 28 41 55.9 96.5 </text:p>
      <text:p text:style-name="P1">23 23 27.5 44 96.5 98.6 </text:p>
      <text:p text:style-name="P1"/>
      <text:p text:style-name="P1">Время работы программы: 1564 микросекунд. </text:p>
      <text:p text:style-name="P1">zhavkk@zhavkk:~/OSlabs/lab2/src$ ./main 3.txt 2</text:p>
      <text:p text:style-name="P1"><text:soft-page-break/>Максимально возможное количество потоков: 16</text:p>
      <text:p text:style-name="P1">Введите количество раз для наложения фильтров: 5</text:p>
      <text:p text:style-name="P1"/>
      <text:p text:style-name="P1">ID потока main.cpp: 140485587514304</text:p>
      <text:p text:style-name="P1">ID потока medianFilter.cpp: 140485580551744</text:p>
      <text:p text:style-name="P1">Исходная матрица:</text:p>
      <text:p text:style-name="P1">2 4 6 78 0 9 </text:p>
      <text:p text:style-name="P1">-1 33 44 56.8 12345 98.6 </text:p>
      <text:p text:style-name="P1">-34 23 7654 1 34 96.5 </text:p>
      <text:p text:style-name="P1">56 78 90 54 55 6543 </text:p>
      <text:p text:style-name="P1">2 4 6 78 0 9 </text:p>
      <text:p text:style-name="P1">56 78 90 54 55 6543 </text:p>
      <text:p text:style-name="P1">-1 33 44 56.8 411 98.6 </text:p>
      <text:p text:style-name="P1">-34 23 0 1 34 96.5 </text:p>
      <text:p text:style-name="P1"/>
      <text:p text:style-name="P1">Матрица после наложения 5 раз медианного фильтра: </text:p>
      <text:p text:style-name="P1">13.125 15.6875 36.1 44 78 78 </text:p>
      <text:p text:style-name="P1">15.6875 18.1562 21.9312 32.2062 48.45 78 </text:p>
      <text:p text:style-name="P1">23 21.9625 30.5875 34.8563 48.45 55 </text:p>
      <text:p text:style-name="P1">33 28 33.15 34.9562 43.4125 55 </text:p>
      <text:p text:style-name="P1">33 33 33.15 35.925 55 55 </text:p>
      <text:p text:style-name="P1">33 33 32.7812 37.0625 55 55.9 </text:p>
      <text:p text:style-name="P1">25.25 25.2188 28.8438 41 55.9 96.5 </text:p>
      <text:p text:style-name="P1">23 25.25 28 44 96.5 96.5 </text:p>
      <text:p text:style-name="P1"/>
      <text:p text:style-name="P1">Время работы программы: 883 микросекунд. </text:p>
      <text:p text:style-name="P1">zhavkk@zhavkk:~/OSlabs/lab2/src$ </text:p>
      <text:p text:style-name="P3">Анализ</text:p>
      <text:p text:style-name="P1">Время исполнения программы зависит от количества работающих одновременно потоков, объема данных, которые нужно обработать и от <text:soft-page-break/>количества итераций. </text:p>
      <text:p text:style-name="P1">Если объем обрабатываемых данных и количество итераций довольно малы, то один поток будет работать быстрее, нежели два и больше, так как обслуживание потоков будет замедлять процесс.</text:p>
      <text:p text:style-name="P1">Далее чем больше итераций и объем данных, тем выгоднее будет использование большего количества потоков.</text:p>
      <text:p text:style-name="P1"/>
      <text:p text:style-name="P3">Вывод</text:p>
      <text:p text:style-name="P1">В данной лабораторной работе я познакомился с таким понятием как потоки, научился писать многопоточную программу. Данная лаблораторная оказалась для меня суровым испытанием по работе с потоками, но я научился работать с ни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11T18:51:11</dc:date>
    <meta:editing-duration>PT26M40S</meta:editing-duration>
    <meta:editing-cycles>6</meta:editing-cycles>
    <meta:generator>OpenOffice/4.1.11$Unix OpenOffice.org_project/4111m1$Build-9808</meta:generator>
    <meta:document-statistic meta:table-count="0" meta:image-count="0" meta:object-count="0" meta:page-count="12" meta:paragraph-count="311" meta:word-count="1520" meta:character-count="10733"/>
  </office:meta>
</office:document-meta>
</file>